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4.8827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1.229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929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9016in"/>
    </style:style>
    <style:style style:name="co12" style:family="table-column">
      <style:table-column-properties fo:break-before="auto" style:column-width="4.732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0366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4146in"/>
    </style:style>
    <style:style style:name="co26" style:family="table-column">
      <style:table-column-properties fo:break-before="auto" style:column-width="1.3445in"/>
    </style:style>
    <style:style style:name="co18" style:family="table-column">
      <style:table-column-properties fo:break-before="auto" style:column-width="0.8299in"/>
    </style:style>
    <style:style style:name="co27" style:family="table-column">
      <style:table-column-properties fo:break-before="auto" style:column-width="5.0827in"/>
    </style:style>
    <style:style style:name="co20" style:family="table-column">
      <style:table-column-properties fo:break-before="auto" style:column-width="1.2445in"/>
    </style:style>
    <style:style style:name="co28" style:family="table-column">
      <style:table-column-properties fo:break-before="auto" style:column-width="0.8445in"/>
    </style:style>
    <style:style style:name="co29" style:family="table-column">
      <style:table-column-properties fo:break-before="auto" style:column-width="0.9161in"/>
    </style:style>
    <style:style style:name="co30" style:family="table-column">
      <style:table-column-properties fo:break-before="auto" style:column-width="1.602in"/>
    </style:style>
    <style:style style:name="co31" style:family="table-column">
      <style:table-column-properties fo:break-before="auto" style:column-width="0.5299in"/>
    </style:style>
    <style:style style:name="co25" style:family="table-column">
      <style:table-column-properties fo:break-before="auto" style:column-width="1.1091in"/>
    </style:style>
    <style:style style:name="co24" style:family="table-column">
      <style:table-column-properties fo:break-before="auto" style:column-width="0.8902in"/>
    </style:style>
    <style:style style:name="co32" style:family="table-column">
      <style:table-column-properties fo:break-before="auto" style:column-width="0.5335in"/>
    </style:style>
    <style:style style:name="co33" style:family="table-column">
      <style:table-column-properties fo:break-before="auto" style:column-width="4.9827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1.778in"/>
    </style:style>
    <style:style style:name="co37" style:family="table-column">
      <style:table-column-properties fo:break-before="auto" style:column-width="1.3091in"/>
    </style:style>
    <style:style style:name="co38" style:family="table-column">
      <style:table-column-properties fo:break-before="auto" style:column-width="5.0189in"/>
    </style:style>
    <style:style style:name="co39" style:family="table-column">
      <style:table-column-properties fo:break-before="auto" style:column-width="0.8945in"/>
    </style:style>
    <style:style style:name="co40" style:family="table-column">
      <style:table-column-properties fo:break-before="auto" style:column-width="0.7299in"/>
    </style:style>
    <style:style style:name="co41" style:family="table-column">
      <style:table-column-properties fo:break-before="auto" style:column-width="5.1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3465a4"/>
    </style:style>
    <style:style style:name="ce5" style:family="table-cell" style:parent-style-name="Default" style:data-style-name="N99"/>
    <style:style style:name="ce4" style:family="table-cell" style:parent-style-name="Default">
      <style:table-cell-properties fo:background-color="#3465a4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gressive Ar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6366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ystyle</text:p>
          </table:table-cell>
          <table:table-cell table:style-name="ce4" office:value-type="string" calcext:value-type="string">
            <text:p>Statistics</text:p>
          </table:table-cell>
          <table:table-cell table:style-name="ce4" office:value-type="string" calcext:value-type="string">
            <text:p>Obtained Via</text:p>
          </table:table-cell>
          <table:table-cell table:style-name="ce4" office:value-type="string" calcext:value-type="string">
            <text:p>Also Obtained Via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Sub Trait</text:p>
          </table:table-cell>
          <table:table-cell table:style-name="ce4" office:value-type="string" calcext:value-type="string">
            <text:p>Base Count</text:p>
          </table:table-cell>
          <table:table-cell table:style-name="ce4" office:value-type="string" calcext:value-type="string">
            <text:p>Is Renewable</text:p>
          </table:table-cell>
          <table:table-cell table:style-name="ce4" office:value-type="string" calcext:value-type="string">
            <text:p>Is Ingredient</text:p>
          </table:table-cell>
          <table:table-cell table:style-name="ce4" office:value-type="string" calcext:value-type="string">
            <text:p>Notes</text:p>
          </table:table-cell>
          <table:table-cell table:style-name="ce4"/>
          <table:table-cell table:style-name="ce4" office:value-type="string" calcext:value-type="string">
            <text:p>Excluded 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ason</text:p>
          </table:table-cell>
          <table:table-cell table:style-name="ce4" table:number-columns-repeated="16366"/>
        </table:table-row>
        <table:table-row table:style-name="ro1">
          <table:table-cell office:value-type="string" calcext:value-type="string">
            <text:p>Edge o' A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 Renewable</text:p>
          </table:table-cell>
          <table:table-cell table:style-name="ce6"/>
          <table:table-cell office:value-type="string" calcext:value-type="string">
            <text:p>Weird case since it's so weak. Two exist; one for each starter quest.</text:p>
          </table:table-cell>
          <table:table-cell/>
          <table:table-cell office:value-type="string" calcext:value-type="string">
            <text:p>ALL DLC WEAPONS</text:p>
          </table:table-cell>
          <table:table-cell office:value-type="string" calcext:value-type="string">
            <text:p>A, 68+</text:p>
          </table:table-cell>
          <table:table-cell/>
          <table:table-cell office:value-type="string" calcext:value-type="string">
            <text:p>DLC Exclusiv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Ed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7 DEF +4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6"/>
          <table:table-cell table:number-columns-repeated="16372"/>
        </table:table-row>
        <table:table-row table:style-name="ro1">
          <table:table-cell office:value-type="string" calcext:value-type="string">
            <text:p>Core Dri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5 ATK +7 FOC +2 Lucky Lucky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ron Ed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16 DEF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6"/>
          <table:table-cell table:number-columns-repeated="16372"/>
        </table:table-row>
        <table:table-row table:style-name="ro1">
          <table:table-cell office:value-type="string" calcext:value-type="string">
            <text:p>Steel Edg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29 DEF +1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6"/>
          <table:table-cell table:number-columns-repeated="16372"/>
        </table:table-row>
        <table:table-row table:style-name="ro1">
          <table:table-cell office:value-type="string" calcext:value-type="string">
            <text:p>Giga Spiral Dril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0 ATK +34 FOC +14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Gaun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ilver Edg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2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6"/>
          <table:table-cell table:number-columns-repeated="2"/>
          <table:table-cell office:value-type="string" calcext:value-type="string">
            <text:p>Broken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itan Edg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59 DEF +3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6"/>
          <table:table-cell table:number-columns-repeated="2"/>
          <table:table-cell office:value-type="string" calcext:value-type="string">
            <text:p>Broken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obalt Edg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78 DEF +46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6"/>
          <table:table-cell table:number-columns-repeated="2"/>
          <table:table-cell office:value-type="string" calcext:value-type="string">
            <text:p>Broken D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alaxy Spiral Dril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70 ATK +73 FOC +35 Lucky Lucky +4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Chakr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aser Edg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102 DEF +61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6"/>
          <table:table-cell table:number-columns-repeated="2"/>
          <table:table-cell office:value-type="string" calcext:value-type="string">
            <text:p>Rooki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Not in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Infinity Spiral Dril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245 ATK +113 FOC +55 Lucky Lucky +60% Zero XP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Zero 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2"/>
          <table:table-cell office:value-type="string" calcext:value-type="string">
            <text:p>Excalibr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eeds a hard nerf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ik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 ATK +11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ttered Fi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14 Pin Body +25% Solid Guard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ciple Glo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20 FOC +10 Royal Guard +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pier Carr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ATK +23 FOC +8 Bullseye +25% HP Regen +18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estern Starf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6 DEF +33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dept Glo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5 DEF +36 FOC +25 Royal Guard +50% Riposte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eh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6 ATK +65 DEF +13 Assault +10%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wkeeper's Fi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50 DEF +58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zer Fi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9 DEF +82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Unbreaking Fi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83 DEF +99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ostick of Fo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00 ATK +102 DEF +55 X Counter +5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ternal Salam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17 ATK +120 X Counter +50% Berserker -50% HP Regen +20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-Be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. Not very melee vi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ister Glov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0 DEF +82 FOC +60 Bouncer +30% Royal Guard +100% Ripos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ugger's Bl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0 DEF +2 Brawl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dwood Sta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52 ATK +17 DEF +9 Assault +1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MAX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6"/>
          <table:table-cell office:value-type="string" calcext:value-type="string">
            <text:p>MAXHP +52 ATK +17 DEF +9 Assault +10% Iron Stance +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tercla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29 DEF +14 Brawl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verick Ed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38 DEF +15 Brawler +20% X Count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Humming Raz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2 DEF +11 FOC +11 Steady Shot -10% Assault +20%</text:p>
            <text:p>Solid Guard -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style-name="ce6"/>
          <table:table-cell table:number-columns-repeated="16372"/>
        </table:table-row>
        <table:table-row table:style-name="ro1">
          <table:table-cell office:value-type="string" calcext:value-type="string">
            <text:p>Sunset Cl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1 DEF +27 Brawler +10% Avenger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Brawler +10% is a downgrade from previous weapons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Twitching Slic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77 DEF +13 FOC +13 Steady Shot -15% Assault +35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style-name="ce6"/>
          <table:table-cell table:number-columns-repeated="16372"/>
        </table:table-row>
        <table:table-row table:style-name="ro1">
          <table:table-cell office:value-type="string" calcext:value-type="string">
            <text:p>Survivor's Bla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11 ATK +89 DEF +42 Brawler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MAX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uddering Cleav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0 DEF +20 FOC +20 Steady Shot -20% Assault +50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Quest</text:p>
          </table:table-cell>
          <table:table-cell office:value-type="string" calcext:value-type="string">
            <text:p>Needed for DLC ques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ydra Fa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35 ATK +110 DEF +50 Assault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Skirmis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3 DEF +45 FOC +9 Brawler +20% 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Flash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vilian Trig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9 FOC +4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pper G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27 FOC +6 Legwork -15% Bulk Calibre +35% Shooter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unner's Trigg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37 FOC +15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unter's Bo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58 FOC +18 Scope +10% Shooter +1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Shooter % downgraded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ough Branc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43 ATK +20 DEF +5 Heat Resist -25% Wave Resist +10%</text:p>
            <text:p>Bulk Calibre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n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You can find two of these from two chest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ilver 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2 FOC +31 Legwork -15% Bulk Calibre +35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Revolv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8 FOC +36 Scope +25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Shooter outlier, and somewhat of a Trigger outlier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igger Sti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166 ATK +88 DEF +24 Heat Resist -25% Wave Resist +10%</text:p>
            <text:p>Bulk Calibre +75% Flash Step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-Flash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Requires two Rough Branch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ksmen Trigg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01 FOC +45 Scope +1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Falc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9 FOC +57 Legwork -15% Bulk Calibre +5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nocking 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35 DEF +28 FOC +28 Scope +20% Bulk Calibre +100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Bulk Calib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endulum Strik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5 DEF +24 FOC +42 Steady Shot +30% Momentum +10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Momentu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wiftspi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3 FOC +7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imbing Pi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6 FOC +11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cksplit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2 DEF +12 Bouncer +3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ounc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style-name="ce6"/>
          <table:table-cell office:value-type="string" calcext:value-type="string">
            <text:p>Outli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ckly Brac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2 DEF +13 FOC +14 Pin Body +2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Pin 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Mixed with +25% Pin Bod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dden Bla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9 FOC +20 Scope +10%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ight Brac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1 DEF +24 FOC +26 Avenger +1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neaky Shi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3 FOC +39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arkling Brac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34 DEF +39 FOC +42 Avenger +15% Status Rush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onic Spik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1 FOC +84 Bullseye +50% Bounc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Bou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Shining Brac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48 DEF +56 FOC +60 Heat Resist +5% Cold Resist +5%</text:p>
            <text:p>Shock Resist +5% Wave Resist +5% Avenger +20% Status Rush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Tradeabl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arkeep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AXHP +100 ATK +108 FOC +50 Berserker +5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Various st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Outlier. Amazing general purpose weapon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ntis Whi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88 FOC +94 Scope +15%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Radiant Brac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62 DEF +72 FOC +75 Heat Resist +10% Cold Resist +10%</text:p>
            <text:p>Shock Resist +10% Wave Resist +10% Avenger +20% Status Rush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Tradeable in DLC</text:p>
          </table:table-cell>
          <table:table-cell table:number-columns-repeated="16371"/>
        </table:table-row>
      </table:table>
      <table:table table:name="Progressive Heads" table:style-name="ta1">
        <table:table-column table:style-name="co3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3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4" table:number-columns-repeated="16366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ystyle</text:p>
          </table:table-cell>
          <table:table-cell table:style-name="ce4" office:value-type="string" calcext:value-type="string">
            <text:p>Statistics</text:p>
          </table:table-cell>
          <table:table-cell table:style-name="ce4" office:value-type="string" calcext:value-type="string">
            <text:p>Obtained Via</text:p>
          </table:table-cell>
          <table:table-cell table:style-name="ce4" office:value-type="string" calcext:value-type="string">
            <text:p>Also Obtained Via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Sub Trait</text:p>
          </table:table-cell>
          <table:table-cell table:style-name="ce4" office:value-type="string" calcext:value-type="string">
            <text:p>Base Count</text:p>
          </table:table-cell>
          <table:table-cell table:style-name="ce4" office:value-type="string" calcext:value-type="string">
            <text:p>Is Renewable</text:p>
          </table:table-cell>
          <table:table-cell table:style-name="ce4" office:value-type="string" calcext:value-type="string">
            <text:p>Is Ingredient</text:p>
          </table:table-cell>
          <table:table-cell table:style-name="ce4" office:value-type="string" calcext:value-type="string">
            <text:p>Notes</text:p>
          </table:table-cell>
          <table:table-cell table:style-name="ce4"/>
          <table:table-cell table:style-name="ce4" office:value-type="string" calcext:value-type="string">
            <text:p>Excluded 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ason</text:p>
          </table:table-cell>
          <table:table-cell table:style-name="ce4" table:number-columns-repeated="16366"/>
        </table:table-row>
        <table:table-row table:style-name="ro1">
          <table:table-cell office:value-type="string" calcext:value-type="string">
            <text:p>Explorer's Ca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1 FOC +5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Goggl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1 FOC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ron Goggl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2 FOC +2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ief's Ban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FOC +36 Keeper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's</text:p>
          </table:table-cell>
          <table:table-cell office:value-type="string" calcext:value-type="string">
            <text:p>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ighty Stran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ATK +4 FOC +38 Trainer +15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Tra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eel Goggle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3 FOC +4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lver Goggle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4 FOC +6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tan Goggle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5 FOC +8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carecrown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77 ATK +10 DEF +7 FOC +77 Heat Resist -10% Cold Resist -10%</text:p>
            <text:p>Shock Resist -10% Wave Resist -10% Flash Step +25% Lucky Lucky +1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Lucky Luc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Outlier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it's Scar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20 DEF +4 FOC +91 Keeper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bber'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Needs Pond Slums Pas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balt Gogg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6 FOC +1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ngu Mas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13 FOC +125 Trainer +30%</text:p>
          </table:table-cell>
          <table:table-cell office:value-type="string" calcext:value-type="string">
            <text:p>Ch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rglar's Rop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ATK +27 DEF +5 FOC +124 Keeper +50% Zero XP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'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ser Goggle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DEF +7 FOC +15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orgon Vei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DEF +13 FOC +160 Heat Resist +5% Cold Resist +5% Shock Resist +5%</text:p>
            <text:p>Wave Resist +5% Bulk Calibre +30% Status Rush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Weird case due to Status damage specialization. Not Veil series due to stat diff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awh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2 DEF +2 FOC +3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ried Grass H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4 DEF +5 FOC +5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rawberry H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8 DEF +10 FOC +84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e Last Strawh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-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16 DEF +20 FOC +143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oling Ve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1 DEF +6 FOC +4 Heat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Ve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udent's Band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 DEF +1 FOC +13 Flash Step +10% Royal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urry Ca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5 DEF +11 FOC +9 Cold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oper Toph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7 FOC +23 Bulk Calibre +15% Status Mend +15%</text:p>
          </table:table-cell>
          <table:table-cell office:value-type="string" calcext:value-type="string">
            <text:p>Qu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Exclusively available via its quest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Miner's Helm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8 FOC +30 Heat Resist +10% Cold Resist +10% Shock Resist +10%</text:p>
            <text:p>Wave Resist +10% Steady Shot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illing Ve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DEF +25 FOC +20 Heat Resist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Ve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nted Crow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35 DEF +8 FOC +48 Heat Resist +10% Cold Resist +10%</text:p>
            <text:p>Shock Resist +10% Wave Resist +10% Shoot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d Bandan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2 FOC +64 Avenger +10% Royal Guar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lectrician's C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0 FOC +44 Shock Resist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imate Cow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2 FOC +62 Heat Resist +25% Cold Resist +25% Balance +10%</text:p>
          </table:table-cell>
          <table:table-cell office:value-type="string" calcext:value-type="string">
            <text:p>Que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Hardhead Ha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84 FOC +62 Heat Resist +10% Cold Resist +10% Shock Resist +10%</text:p>
            <text:p>Wave Resist +10% Aveng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rene Bubb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8 DEF +92 FOC +69 Heat Resist +10% Cold Resist +10%</text:p>
            <text:p>Shock Resist +10% Wave Resist +10% Balance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Dragon's Band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0 DEF +20 FOC +151 Avenger +20% Royal Guard +30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anquil Earmuff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01 FOC +91 Shock Resist +25% Wave Resist +25% SP Regen +15%</text:p>
          </table:table-cell>
          <table:table-cell office:value-type="string" calcext:value-type="string">
            <text:p>Are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cruit's Sco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11 Scope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ady Monoc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FOC +20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dgy Headpho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3 DEF +2 FOC +18 Legwork +10% Shoot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ng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5 DEF +2 FOC +26 Scope +25% Flash Step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in C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10 DEF +6 FOC +24 Brawler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omadic Turb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44 Scope +25% Legwork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iny Glass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57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ifty Grey Shad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4 DEF +4 FOC +69 Wave Resist 10% Bouncer 15% Assault 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ou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edo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6 DEF +9 FOC +93 Legwork +10% Bulk Calibre +1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ystic Mo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3 ATK +23 DEF +3 FOC +83 Wave Resist +10%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couting Viso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4 FOC +145 Scope +25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urious Hothea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4 ATK +38 DEF +6 FOC +130 Cold Resist +25% Brawler +10%</text:p>
            <text:p>Berserk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e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rackwalker Vis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181 Scope +30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</table:table>
      <table:table table:name="Progressive Torsos" table:style-name="ta1">
        <table:table-column table:style-name="co2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4" table:number-columns-repeated="16366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ystyle</text:p>
          </table:table-cell>
          <table:table-cell table:style-name="ce4" office:value-type="string" calcext:value-type="string">
            <text:p>Statistics</text:p>
          </table:table-cell>
          <table:table-cell table:style-name="ce4" office:value-type="string" calcext:value-type="string">
            <text:p>Obtained Via</text:p>
          </table:table-cell>
          <table:table-cell table:style-name="ce4" office:value-type="string" calcext:value-type="string">
            <text:p>Also Obtained Via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Sub Trait</text:p>
          </table:table-cell>
          <table:table-cell table:style-name="ce4" office:value-type="string" calcext:value-type="string">
            <text:p>Base Count</text:p>
          </table:table-cell>
          <table:table-cell table:style-name="ce4" office:value-type="string" calcext:value-type="string">
            <text:p>Is Renewable</text:p>
          </table:table-cell>
          <table:table-cell table:style-name="ce4" office:value-type="string" calcext:value-type="string">
            <text:p>Is Ingredient</text:p>
          </table:table-cell>
          <table:table-cell table:style-name="ce4" office:value-type="string" calcext:value-type="string">
            <text:p>Notes</text:p>
          </table:table-cell>
          <table:table-cell table:style-name="ce4"/>
          <table:table-cell table:style-name="ce4" office:value-type="string" calcext:value-type="string">
            <text:p>Excluded 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ason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econd Hi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50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ronze Mai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5 DEF +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ron Mail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90 DEF +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onze Chest Plat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77 DEF +13 FOC +5 Trainer -20% Lucky Lucky +1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40 DEF +1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ilver Chest Plat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13 DEF +24 FOC +10 Heat Resist +10% Cold Resist +10%</text:p>
            <text:p>Shock Resist +10% Wave Resist +10% Trainer -25% Lucky Lucky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ilver Mai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480 DEF +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itan Mai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95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balt Mai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35 DEF +3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olden Chest Plat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76 DEF +53 FOC +21 Trainer -30% Lucky Lucky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aser Mail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223 DEF +4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late of Chests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99 DEF +77 FOC +33 Heat Resist +10% Cold Resist +10%</text:p>
            <text:p>Shock Resist +10% Wave Resist +10% Trainer -50%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crappy Pl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 DEF +11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iky Jack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6 ATK +2 DEF +13 Pin Body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rdrock Pl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 DEF +22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agic Rob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15 DEF +8 FOC +4 Heat Resist +10% Cold Resist +10%</text:p>
            <text:p>Shock Resist +10% Wave Resist +10% Balance +10% Status Men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rystal Pla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22 DEF +36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mming She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78 DEF +31 Pin Body +50% Solid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Vermillion Man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9 FOC +15 Heat Resist +10% Cold Resist +10%</text:p>
            <text:p>Shock Resist +10% Wave Resist +10% Flash Step +15% Status Rush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2"/>
          <table:table-cell office:value-type="string" calcext:value-type="string">
            <text:p>Outlier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Survival Pla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04 DEF +68 Heat Resist +5% Cold Resist +5% Shock Resist +5%</text:p>
            <text:p>Wave Resist +5%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imeworn Bel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30 FOC +24 Heat Resist +10% Cold Resist +10%</text:p>
            <text:p>Shock Resist +10% Wave Resist +10% Aveng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ed Pla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8 DEF +95 Pin Body +50% Flash Step -25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eactive Pl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6 DEF +117 Heat Resist +5% Cold Resist +5% Shock Resist +5%</text:p>
            <text:p>Wave Resist +5% Pin Body +50% Flash Step -20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eaf Cap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 DEF +4 Heat Resist -25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ubblebe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46 DEF +6 Heat Resist +10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ttered Satch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50 ATK +7 DEF +11 FOC +7 Appetite 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etal Cloa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36 DEF +13 Heat Resist -25% Wave Resist +10%</text:p>
            <text:p>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Wave Res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rism Pouc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420 ATK +12 DEF +18 FOC +12 Item Booster +10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ootweav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876 DEF +24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uefiber Rob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9 DEF +22 Heat Resist -25% HP Regen +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nfinite Ba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66 ATK +19 DEF +29 FOC +19 Item Booster +1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ioneer Ve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515 DEF +31 Heat Resist +10% Cold Resist +10%</text:p>
            <text:p>Shock Resist +10% Wave Resist +10%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nfinity+1 Ba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0 ATK +30 DEF +46 FOC +30 Item Booster +2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fefiber Unifor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7 DEF +35 Berserker +30% HP Regen +35% S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You can only get 1 ma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ovine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9 ATK +3 DEF +2 Berserker +1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ssault V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 ATK +5 DEF +7 Scope -25% Assaul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essert V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5 DEF +15 FOC +4 Heat Resist +10% Shooter +10%</text:p>
            <text:p>Flash Step +1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ssassin Ga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86 DEF +14 FOC +18 Brawler +10% Bullseye +25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oose Trenchco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85 DEF +21 FOC +25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adowy Cloa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13 DEF +29 FOC +35 Shock Resist +10% Bullseye +25%</text:p>
            <text:p>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entaur V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89 DEF +33 FOC +42 Steady Shot +50% Legwork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Zealous Lamella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5 ATK +50 DEF +70 Brawler +10% Flash Step +10%</text:p>
            <text:p>Balance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ssault Harn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66 ATK +30 DEF +95 Scope -25% Assault +30% Iron Stance +5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illing Dr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034 DEF +35 FOC +53 Bullseye +25% Bouncer +25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Sneak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/>
          <table:table-cell office:value-type="string" calcext:value-type="string">
            <text:p>Arena Only</text:p>
          </table:table-cell>
          <table:table-cell table:number-columns-repeated="16371"/>
        </table:table-row>
      </table:table>
      <table:table table:name="Progressive Legs" table:style-name="ta1">
        <table:table-column table:style-name="co20" table:default-cell-style-name="Default"/>
        <table:table-column table:style-name="co32" table:default-cell-style-name="Default"/>
        <table:table-column table:style-name="co13" table:number-columns-repeated="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13" table:number-columns-repeated="5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Playstyle</text:p>
          </table:table-cell>
          <table:table-cell table:style-name="ce4" office:value-type="string" calcext:value-type="string">
            <text:p>Statistics</text:p>
          </table:table-cell>
          <table:table-cell table:style-name="ce4" office:value-type="string" calcext:value-type="string">
            <text:p>Obtained Via</text:p>
          </table:table-cell>
          <table:table-cell table:style-name="ce4" office:value-type="string" calcext:value-type="string">
            <text:p>Also Obtained Via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Sub Trait</text:p>
          </table:table-cell>
          <table:table-cell table:style-name="ce4" office:value-type="string" calcext:value-type="string">
            <text:p>Base Count</text:p>
          </table:table-cell>
          <table:table-cell table:style-name="ce4" office:value-type="string" calcext:value-type="string">
            <text:p>Is Renewable</text:p>
          </table:table-cell>
          <table:table-cell table:style-name="ce4" office:value-type="string" calcext:value-type="string">
            <text:p>Is Ingredient</text:p>
          </table:table-cell>
          <table:table-cell table:style-name="ce4" office:value-type="string" calcext:value-type="string">
            <text:p>Notes</text:p>
          </table:table-cell>
          <table:table-cell table:style-name="ce4"/>
          <table:table-cell table:style-name="ce4" office:value-type="string" calcext:value-type="string">
            <text:p>Excluded 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Grasswalker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5 DEF +1 FOC +3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3"/>
          <table:table-cell office:value-type="string" calcext:value-type="string">
            <text:p>Rookie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 of logic</text:p>
          </table:table-cell>
        </table:table-row>
        <table:table-row table:style-name="ro1">
          <table:table-cell office:value-type="string" calcext:value-type="string">
            <text:p>Bronze Boot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0 DEF +2 FOC +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on Boot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135 DEF +4 FOC +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el Boot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245 DEF +8 FOC +1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 Boot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365 DEF +11 FOC +2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tan Boots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480 DEF +19 FOC +2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ban Sneakers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529 DEF +17 FOC +38 X Counter +1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alt Boot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27 DEF +26 FOC +3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ad Boots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66 ATK +6 DEF +56 FOC +31 Flash Step -15% SP Regen +15%</text:p>
            <text:p>Leaf Bracer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Leaf Br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er Boots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826 DEF +34 FOC +4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icorn Greaves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636 DEF +25 FOC +85 Wave Resist +10% Flash Step +30%</text:p>
            <text:p>Extra Dash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 Get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ll-Purpose</text:p>
          </table:table-cell>
          <table:table-cell office:value-type="string" calcext:value-type="string">
            <text:p>MAXHP +900 ATK +2 DEF +45 FOC +50 Cold Resist +10% Nimble Feet 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Nimble F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ty Ancho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5 DEF +7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l Stomp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5 ATK +4 DEF +9 Bullseye -2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-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cewalk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5 DEF +9 FOC +4 Cold Resist +10% Iron Stance +5%</text:p>
            <text:p>Ice Skater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Ice Sk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ooly Soc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99 DEF +3 FOC +7 Cold Resist +10% HP Regen +18%</text:p>
            <text:p>Status Mend +35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cient Sanda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82 DEF +6 FOC +16 Heat Resist +10% Cold Resist +10%</text:p>
            <text:p>Shock Resist +10% Wave Resist +10% Balance +20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y Slipp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99 DEF +5 FOC +15 Bulk Calibre +15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Bulk Ca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ish Ancho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4 DEF +23 FOC +3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ble Footguar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20 DEF +28 FOC +9 Solid Guard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olid 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5 DEF +19 FOC +30 Wave Resist +10% Status Mend +35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ulic Anchor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44 DEF +44 FOC +22 Legwork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mboo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77 DEF +26 FOC +42 Wave Resist +10% Flash Step +25%</text:p>
            <text:p>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M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ve Ancho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01 DEF +60 FOC +30 X Counter +1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X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etorian Ancho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31 DEF +73 FOC +36 Wave Resist +10% Iron Stance +5%</text:p>
            <text:p>SP Regen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P Re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stwalker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8 DEF +18 FOC +80 Wave Resist +10% Flash Step +35%</text:p>
            <text:p>Status Rush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edalo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1 DEF +33 FOC +47 Extra Dash -1 HP Regen +25%</text:p>
            <text:p>SP Regen +35%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-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ety Sanda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2 DEF +2 FOC +7 Legwork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ne Pa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9 ATK +2 DEF +2 FOC +9 Bullseye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ert Sanda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77 DEF +4 FOC +19 Scope +10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rd Sk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69 DEF +6 FOC +22 Cold Resist +10% Momentum +5%</text:p>
            <text:p>Extra Dash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pet Runn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1 DEF +7 FOC +28 Legwork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nkick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56 ATK +12 DEF +14 FOC +26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m Walk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22 ATK +15 DEF +8 FOC +42 Legwork +25% Flash Step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nch Boo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00 ATK +13 DEF +10 FOC +60 Bulk Calibre +30% Bullseye +30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Base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natic Paw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72 ATK +35 DEF +20 FOC +75 Momentum +15% Extra Dash</text:p>
            <text:p>Solid Guard -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adly Danc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08 ATK +13 DEF +20 FOC +65 Wave Resist +10%</text:p>
            <text:p>Legwork +25% Shooter +10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Leg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bat Ska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64 ATK +15 DEF +25 FOC +65 Cold Resist +10% Brawler +10%</text:p>
            <text:p>Ice Skater 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Ice Sk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Renewabl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tillery Boo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737 ATK +20 DEF +15 FOC +88 Bulk Calibre +50% Bullseye +35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ewabl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rogressive Arms'.A1:'Progressive Arms'.M62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Progressive Heads'.A1:'Progressive Heads'.M47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Progressive Torsos'.A1:'Progressive Torsos'.R45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Progressive Legs'.A1:'Progressive Legs'.M40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20:18:24.802585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01:52.556017112</meta:creation-date>
    <dc:date>2024-07-30T20:22:14.924937140</dc:date>
    <meta:editing-duration>PT15H9M51S</meta:editing-duration>
    <meta:editing-cycles>440</meta:editing-cycles>
    <meta:generator>LibreOffice/24.2.5.2$Linux_X86_64 LibreOffice_project/420$Build-2</meta:generator>
    <meta:document-statistic meta:table-count="4" meta:cell-count="1971" meta:object-count="0"/>
  </office:meta>
</office:document-meta>
</file>